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llo everyone,</text:span></text:p>
      <text:p text:style-name="P1"><text:span text:style-name="T1">This is Ruthvik </text:span></text:p>
      <text:p text:style-name="P1"><text:span text:style-name="T1">Our project was "RETAIL STORE MANAGMENT SYSTEM" Here we give info about items to the particular store owner by using ibm cloud servies and node_red services.</text:span></text:p>
      <text:p text:style-name="P1"><text:span text:style-name="T1">where we created a python code where it acts as simulator and gives info to node_red services.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these are few screenshots which make you clear understanding about node_red nodes what we have used to design this project</text:span></text:p>
      <text:p text:style-name="P2"><text:span text:style-name="T3">By use of this services owners get immideate info about items expiry dates and quantity!!!</text:span></text:p>
      <text:p text:style-name="P2"><text:span text:style-name="T3">I HOPE THIS INFO HELP YOU GUYS!!!</text:span></text:p>
      <text:p text:style-name="P2"><text:span text:style-name="T3">THIS IS THE UI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